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6b8bf" officeooo:paragraph-rsid="0016b8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 1</text:p>
      <text:p text:style-name="P1"/>
      <text:p text:style-name="P1">elements of 2d/3d engine:</text:p>
      <text:p text:style-name="P1"/>
      <text:p text:style-name="P1">- WinMain()</text:p>
      <text:p text:style-name="P1">- GameInit()</text:p>
      <text:p text:style-name="P1">- EventHandler()</text:p>
      <text:p text:style-name="P1"><text:tab/>- InputProcessing()</text:p>
      <text:p text:style-name="P1">- GameMain()</text:p>
      <text:p text:style-name="P1">- GameShutdown()</text:p>
      <text:p text:style-name="P1"/>
      <text:p text:style-name="P1">* the main game loop is essentially a finite state machine</text:p>
      <text:p text:style-name="P1">example:</text:p>
      <text:p text:style-name="P1">switch(gState)</text:p>
      <text:p text:style-name="P1">{</text:p>
      <text:p text:style-name="P1"><text:tab/>case GAME_INIT: </text:p>
      <text:p text:style-name="P1"><text:tab/><text:tab/>/* execute code */; </text:p>
      <text:p text:style-name="P1"><text:tab/><text:tab/>break;</text:p>
      <text:p text:style-name="P1"><text:tab/>case GAME_RUN: </text:p>
      <text:p text:style-name="P1"><text:tab/><text:tab/>/* execute code */; </text:p>
      <text:p text:style-name="P1"><text:tab/><text:tab/>break;</text:p>
      <text:p text:style-name="P1"><text:tab/>case GAME_MENU: </text:p>
      <text:p text:style-name="P1"><text:tab/><text:tab/>/* execute code */; </text:p>
      <text:p text:style-name="P1"><text:tab/><text:tab/>break;</text:p>
      <text:p text:style-name="P1"><text:tab/>case GAME_QUIT: </text:p>
      <text:p text:style-name="P1"><text:tab/><text:tab/>/* execute code */; </text:p>
      <text:p text:style-name="P1"><text:tab/><text:tab/>break;</text:p>
      <text:p text:style-name="P1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3T09:09:03.260852143</meta:creation-date>
    <meta:generator>LibreOffice/7.5.6.2$Linux_X86_64 LibreOffice_project/50$Build-2</meta:generator>
    <dc:date>2023-10-13T09:14:22.948808396</dc:date>
    <meta:editing-duration>PT5M20S</meta:editing-duration>
    <meta:editing-cycles>1</meta:editing-cycles>
    <meta:document-statistic meta:table-count="0" meta:image-count="0" meta:object-count="0" meta:page-count="1" meta:paragraph-count="25" meta:word-count="61" meta:character-count="390" meta:non-whitespace-character-count="325"/>
  </office:meta>
</office:document-meta>
</file>